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23-01-24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22-01-1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21-03-21 1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20-0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9-01-10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8-01-09 1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7-01-10 0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6-08-16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6-01-05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5-01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4-01-08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3-01-15 0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2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10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5-01-1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4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3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2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1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2000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9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6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5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4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2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9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7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3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1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80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7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5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4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3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1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70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6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6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67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62</text:p>
          </table:table-cell>
          <table:table-cell office:value-type="string" calcext:value-type="string">
            <text:p>1966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